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EA000002FD44F092F92D15846B.png" manifest:media-type="image/png"/>
  <manifest:file-entry manifest:full-path="Pictures/10000001000001A60000046505851489604D6C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 fo:font-size="9pt" style:font-size-asian="9pt" style:font-size-complex="9pt"/>
    </style:style>
    <style:style style:name="P2" style:family="paragraph" style:parent-style-name="Standard">
      <style:paragraph-properties fo:text-align="justify" style:justify-single-word="false"/>
      <style:text-properties style:font-name="Oswald Light" fo:font-size="9pt" style:font-size-asian="9pt" style:font-size-complex="9pt"/>
    </style:style>
    <style:style style:name="P3" style:family="paragraph" style:parent-style-name="Standard">
      <style:text-properties style:font-name="Oswald Light"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5"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paragraph-properties fo:text-align="justify" style:justify-single-word="false"/>
      <style:text-properties style:font-name="Oswald Light" fo:font-size="9pt" style:font-size-asian="9pt" style:font-size-complex="9pt"/>
    </style:style>
    <style:style style:name="P8" style:family="paragraph" style:parent-style-name="Standard">
      <style:text-properties style:font-name="Oswald Light"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 fo:font-size="9pt" officeooo:rsid="001ec09b" officeooo:paragraph-rsid="001ec09b" style:font-size-asian="9pt" style:font-size-complex="9pt"/>
    </style:style>
    <style:style style:name="P10" style:family="paragraph" style:parent-style-name="Standard">
      <style:text-properties style:font-name="Oswald Light" fo:font-size="9pt" officeooo:rsid="001ec09b" officeooo:paragraph-rsid="001ec09b" style:font-size-asian="9pt" style:font-size-complex="9pt"/>
    </style:style>
    <style:style style:name="P11" style:family="paragraph" style:parent-style-name="Standard">
      <style:text-properties fo:color="#c5161c" loext:opacity="100%" style:font-name="Oswald Light"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1.25in" svg:y="0.25in" svg:width="3.25in" svg:height="5in" draw:z-index="0">
        <draw:text-box>
          <text:section text:style-name="Sect1" text:name="MasterLabel">
            <text:p text:style-name="P2"><draw:frame draw:style-name="fr2" draw:name="Image9" text:anchor-type="paragraph" svg:y="1.8in" svg:width="0.9799in" svg:height="2.6in" draw:z-index="5"><draw:image xlink:href="Pictures/10000001000001A60000046505851489604D6CB5.png" xlink:type="simple" xlink:show="embed" xlink:actuate="onLoad" draw:mime-type="image/png"/></draw:frame><draw:frame draw:style-name="fr3" draw:name="Image6" text:anchor-type="paragraph" svg:y="3.6in" svg:width="3.25in" svg:height="1.4043in" draw:z-index="1"><draw:image xlink:href="Pictures/10000001000006EA000002FD44F092F92D15846B.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3" draw:name="Image1" text:anchor-type="paragraph" svg:y="3.6in" svg:width="3.25in" svg:height="1.4043in" draw:z-index="10"><draw:image xlink:href="Pictures/10000001000006EA000002FD44F092F92D15846B.png" xlink:type="simple" xlink:show="embed" xlink:actuate="onLoad" draw:mime-type="image/png"/></draw:frame><draw:frame draw:style-name="fr2" draw:name="Image2" text:anchor-type="paragraph" svg:y="1.8in" svg:width="0.9799in" svg:height="2.6in" draw:z-index="11"><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3" draw:name="Image3" text:anchor-type="paragraph" svg:y="3.6in" svg:width="3.25in" svg:height="1.4043in" draw:z-index="8"><draw:image xlink:href="Pictures/10000001000006EA000002FD44F092F92D15846B.png" xlink:type="simple" xlink:show="embed" xlink:actuate="onLoad" draw:mime-type="image/png"/></draw:frame><draw:frame draw:style-name="fr2" draw:name="Image4" text:anchor-type="paragraph" svg:y="1.8in" svg:width="0.9799in" svg:height="2.6in" draw:z-index="9"><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3" draw:name="Image5" text:anchor-type="paragraph" svg:y="3.6in" svg:width="3.25in" svg:height="1.4043in" draw:z-index="6"><draw:image xlink:href="Pictures/10000001000006EA000002FD44F092F92D15846B.png" xlink:type="simple" xlink:show="embed" xlink:actuate="onLoad" draw:mime-type="image/png"/></draw:frame><draw:frame draw:style-name="fr2" draw:name="Image7" text:anchor-type="paragraph" svg:y="1.8in" svg:width="0.9799in" svg:height="2.6in" draw:z-index="7"><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pitch="variable"/>
    <style:font-face style:name="Oswald Light1" svg:font-family="'Oswald Light'" style:font-family-generic="roman"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1"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16:31:58.414156586</meta:creation-date>
    <dc:date>2023-04-12T17:01:34.952433595</dc:date>
    <meta:editing-duration>PT22M53S</meta:editing-duration>
    <meta:editing-cycles>5</meta:editing-cycles>
    <meta:generator>LibreOffice/7.3.7.2$Linux_X86_64 LibreOffice_project/30$Build-2</meta:generator>
    <meta:print-date>2023-04-12T17:01:30.779073740</meta:print-date>
    <meta:document-statistic meta:table-count="0" meta:image-count="8" meta:object-count="0" meta:page-count="1" meta:paragraph-count="28" meta:word-count="476" meta:character-count="3224" meta:non-whitespace-character-count="2772"/>
  </office:meta>
</office:document-meta>
</file>